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D=</text:p>
          </table:table-cell>
          <table:table-cell office:value-type="float" office:value="0.0031">
            <text:p>0,0031</text:p>
          </table:table-cell>
          <table:table-cell table:number-columns-repeated="3"/>
        </table:table-row>
        <table:table-row table:style-name="ro1">
          <table:table-cell office:value-type="string">
            <text:p>L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miar</text:p>
          </table:table-cell>
          <table:table-cell office:value-type="string">
            <text:p>t</text:p>
          </table:table-cell>
          <table:table-cell office:value-type="string">
            <text:p>dp</text:p>
          </table:table-cell>
          <table:table-cell office:value-type="string">
            <text:p>V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78">
            <text:p>7,578</text:p>
          </table:table-cell>
          <table:table-cell office:value-type="float" office:value="395">
            <text:p>395</text:p>
          </table:table-cell>
          <table:table-cell office:value-type="float" office:value="320">
            <text:p>320</text:p>
          </table:table-cell>
          <table:table-cell table:formula="of:=3.14*[.C4]*POWER([.$B$1];4)*[.B4]/(128*[.D4]/1000000*[.$B$2])" office:value-type="float" office:value="0.0000211918158783237">
            <text:p>2,11918158783237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">
            <text:p>8,1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table:formula="of:=3.14*[.C5]*POWER([.$B$1];4)*[.B5]/(128*[.D5]/1000000*[.$B$2])" office:value-type="float" office:value="0.0000181153861155649">
            <text:p>1,81153861155649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93">
            <text:p>7,93</text:p>
          </table:table-cell>
          <table:table-cell office:value-type="float" office:value="373">
            <text:p>373</text:p>
          </table:table-cell>
          <table:table-cell office:value-type="float" office:value="361">
            <text:p>361</text:p>
          </table:table-cell>
          <table:table-cell table:formula="of:=3.14*[.C6]*POWER([.$B$1];4)*[.B6]/(128*[.D6]/1000000*[.$B$2])" office:value-type="float" office:value="0.0000185627053461881">
            <text:p>1,85627053461881E-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01">
            <text:p>8,01</text:p>
          </table:table-cell>
          <table:table-cell office:value-type="float" office:value="345">
            <text:p>345</text:p>
          </table:table-cell>
          <table:table-cell office:value-type="float" office:value="343">
            <text:p>343</text:p>
          </table:table-cell>
          <table:table-cell table:formula="of:=3.14*[.C7]*POWER([.$B$1];4)*[.B7]/(128*[.D7]/1000000*[.$B$2])" office:value-type="float" office:value="0.0000182525667305781">
            <text:p>1,82525667305781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18">
            <text:p>8,18</text:p>
          </table:table-cell>
          <table:table-cell office:value-type="float" office:value="349">
            <text:p>349</text:p>
          </table:table-cell>
          <table:table-cell office:value-type="float" office:value="348">
            <text:p>348</text:p>
          </table:table-cell>
          <table:table-cell table:formula="of:=3.14*[.C8]*POWER([.$B$1];4)*[.B8]/(128*[.D8]/1000000*[.$B$2])" office:value-type="float" office:value="0.0000185851444293975">
            <text:p>1,85851444293975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03">
            <text:p>8,03</text:p>
          </table:table-cell>
          <table:table-cell office:value-type="float" office:value="334">
            <text:p>334</text:p>
          </table:table-cell>
          <table:table-cell office:value-type="float" office:value="330">
            <text:p>330</text:p>
          </table:table-cell>
          <table:table-cell table:formula="of:=3.14*[.C9]*POWER([.$B$1];4)*[.B9]/(128*[.D9]/1000000*[.$B$2])" office:value-type="float" office:value="0.0000184125748773646">
            <text:p>1,84125748773646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6">
            <text:p>8,26</text:p>
          </table:table-cell>
          <table:table-cell office:value-type="float" office:value="321">
            <text:p>321</text:p>
          </table:table-cell>
          <table:table-cell office:value-type="float" office:value="325">
            <text:p>325</text:p>
          </table:table-cell>
          <table:table-cell table:formula="of:=3.14*[.C10]*POWER([.$B$1];4)*[.B10]/(128*[.D10]/1000000*[.$B$2])" office:value-type="float" office:value="0.000018482817381424">
            <text:p>1,8482817381424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9">
            <text:p>7,99</text:p>
          </table:table-cell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table:formula="of:=3.14*[.C11]*POWER([.$B$1];4)*[.B11]/(128*[.D11]/1000000*[.$B$2])" office:value-type="float" office:value="0.0000182789096426302">
            <text:p>1,82789096426302E-0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7">
            <text:p>8,17</text:p>
          </table:table-cell>
          <table:table-cell office:value-type="float" office:value="297">
            <text:p>297</text:p>
          </table:table-cell>
          <table:table-cell office:value-type="float" office:value="301">
            <text:p>301</text:p>
          </table:table-cell>
          <table:table-cell table:formula="of:=3.14*[.C12]*POWER([.$B$1];4)*[.B12]/(128*[.D12]/1000000*[.$B$2])" office:value-type="float" office:value="0.0000182632668185491">
            <text:p>1,82632668185491E-0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92">
            <text:p>7,92</text:p>
          </table:table-cell>
          <table:table-cell office:value-type="float" office:value="283">
            <text:p>283</text:p>
          </table:table-cell>
          <table:table-cell office:value-type="float" office:value="280">
            <text:p>280</text:p>
          </table:table-cell>
          <table:table-cell table:formula="of:=3.14*[.C13]*POWER([.$B$1];4)*[.B13]/(128*[.D13]/1000000*[.$B$2])" office:value-type="float" office:value="0.0000181351035426295">
            <text:p>1,81351035426295E-0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16">
            <text:p>8,16</text:p>
          </table:table-cell>
          <table:table-cell office:value-type="float" office:value="272">
            <text:p>272</text:p>
          </table:table-cell>
          <table:table-cell office:value-type="float" office:value="275">
            <text:p>275</text:p>
          </table:table-cell>
          <table:table-cell table:formula="of:=3.14*[.C14]*POWER([.$B$1];4)*[.B14]/(128*[.D14]/1000000*[.$B$2])" office:value-type="float" office:value="0.0000182849098180364">
            <text:p>1,82849098180364E-0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9.10.2012</text:date>, <text:time>12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9T12:20:25</meta:creation-date>
    <dc:date>2012-10-09T12:36:13</dc:date>
    <meta:editing-duration>PT37S</meta:editing-duration>
    <meta:editing-cycles>1</meta:editing-cycles>
    <meta:generator>LibreOffice/3.3$Linux LibreOffice_project/330m19$Build-301</meta:generator>
    <meta:document-statistic meta:table-count="3" meta:cell-count="64" meta:object-count="0"/>
  </office:meta>
</office:document-meta>
</file>